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0f2f" officeooo:paragraph-rsid="000b0f2f"/>
    </style:style>
    <style:style style:name="P2" style:family="paragraph" style:parent-style-name="Text_20_body">
      <style:text-properties fo:font-variant="normal" fo:text-transform="none" fo:color="#000000" style:text-line-through-style="none" style:text-line-through-type="none" style:font-name="Calibri" fo:font-size="12pt" fo:font-style="normal" style:text-underline-style="none" fo:font-weight="normal" officeooo:rsid="000b0f2f" officeooo:paragraph-rsid="000b0f2f" style:text-blinking="false" fo:background-color="transparent"/>
    </style:style>
    <style:style style:name="P3" style:family="paragraph" style:parent-style-name="Text_20_body">
      <style:text-properties fo:font-variant="normal" fo:text-transform="none" fo:color="#000000" style:text-line-through-style="none" style:text-line-through-type="none" style:font-name="Calibri" fo:font-size="12pt" fo:font-style="normal" style:text-underline-style="none" fo:font-weight="normal" officeooo:paragraph-rsid="000b0f2f" style:text-blinking="false" fo:background-color="transparent"/>
    </style:style>
    <style:style style:name="P4"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T1" style:family="text">
      <style:text-properties officeooo:rsid="000b0f2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text:p>
      <text:p text:style-name="P1"/>
      <text:p text:style-name="P3"><text:bookmark text:name="docs-internal-guid-329c3ce5-7fff-230a-e954-231d96f0a868"/><text:span text:style-name="T1">What is the aim of normalization ?</text:span></text:p>
      <text:p text:style-name="P3">We can take an example. At left you have the mean through the year X of the geopotential at 500 hPa. At right, you have the mean through the year Y of the same parameters. </text:p>
      <text:p text:style-name="P4">You can see that the meteorology of year X induces a dominant northwest flow and the meteorology of year Y induces a dominant southwest flow. </text:p>
      <text:p text:style-name="P4">So, if we consider Spain as a source and France as a receptor, we can easily understand, with a same rate of emission, that the contribution of Spain to France is lower for the year X than the year Y.</text:p>
      <text:p text:style-name="P4">How can we deal with this ?</text:p>
      <text:p text:style-name="P1"/>
      <text:p text:style-name="P1"/>
      <text:p text:style-name="P1"/>
      <text:p text:style-name="P2"><text:bookmark text:name="docs-internal-guid-e831d2e2-7fff-6ce8-f79f-7f040001be87"/>What is a normalization ?</text:p>
      <text:p text:style-name="P4">This is a way of weather averaging but especially a way to represent chemistry without effect meteorology.</text:p>
      <text:p text:style-name="P4">What it can be done ideally:</text:p>
      <text:p text:style-name="P4">We can take 30 years of meteorological datas as it is preconized.</text:p>
      <text:p text:style-name="P4">We can run 30 years with 30 of meteorology. But the brute force method need 100 run per SR tables. So if we do the math it would take 100 thousand runs. Clearly impossible.</text:p>
      <text:p text:style-name="P4">The local fraction method need 1 run per SR table but it still would take 1000 runs. It is possible but today we have only reduced nitrogen tables (oxidised nitrogen still not available)</text:p>
      <text:p text:style-name="P4">So we do a normalization based on transfer coefficient.</text:p>
      <text:p text:style-name="P4"/>
      <text:p text:style-name="P4"/>
      <text:p text:style-name="P4"><text:bookmark text:name="docs-internal-guid-4e7d85b0-7fff-9c57-88af-72f695fa1f0c"/>So, what is a transfer coefficient ? It’s really intuitive.</text:p>
      <text:p text:style-name="P4">The tc from the source A to the receptor B for year Y measure how large a fraction of A’s emissions was deposited to B in year Y.</text:p>
      <text:p text:style-name="P4">It measures the ability for a source A to deposit in a receptor B. </text:p>
      <text:p text:style-name="P4">So intuitively we understand that it cannot be superior at 1. Because if it is, it would mean that the deposition in a receptor from a source would be superior at the emisssions of this source. It doesn’t make any sense.</text:p>
      <text:p text:style-name="P4">If you want to know the exact amount of pollutant deposited, you can multiply by the emission of the source for the same year </text:p>
      <text:p text:style-name="P4">lire l’exemple</text:p>
      <text:p text:style-name="P4">This is the definition of TC. And here you have the typical SR tables that I use. </text:p>
      <text:p text:style-name="P4"><text:bookmark text:name="docs-internal-guid-3ba6ecdf-7fff-d634-b055-a660dca3faab"/><text:soft-page-break/>How the routine normalize the tables ? </text:p>
      <text:p text:style-name="P4">Here for the example we will consider just A as a source and B as a receptor. </text:p>
      <text:p text:style-name="P4">So, with the method as we saw before we compute all the TC through the year. We have TC of A to B  for year X1, we have the TC of A to B for year X2,Xi etc..</text:p>
      <text:p text:style-name="P4">We multiply every TC by the emission of A for year Y. </text:p>
      <text:p text:style-name="P4">So you have the contribution of A to B normalized with year X1 for year Y, the contribution of A to B normalized with year X2 for year Y, the contribution of A to B normalized with year Xi for year Y, ….</text:p>
      <text:p text:style-name="P4">Now, you have to do the mean or the median and you obtain the Contribution of A to B for year Y with all the year. </text:p>
      <text:p text:style-name="P4">We assume that this coefficient is independent of the meteorology. </text:p>
      <text:p text:style-name="P4"/>
      <text:p text:style-name="P4"/>
      <text:p text:style-name="P4"><text:bookmark text:name="docs-internal-guid-cc075134-7fff-0e80-78db-06d01517c7a2"/>In my routine I use old SR tables. I will speak about the different tables that the routine uses later in this presentation. But keep in mind that these tables were produced before the latest trend result. Every year, the latest trend result are updated with the latest version of the model. So every depositions are recalculate for every year in order to have result with the latest model version. </text:p>
      <text:p text:style-name="P4">So the problem is: we have old SR tables produced with an old version of the model. Can we update these table ? yes with a scaling.</text:p>
      <text:p text:style-name="P4">The routine sum for each receptors all sources. So you understand that when you do that you have a new tables with one column. So here for one year you have the deposition for each receptors. </text:p>
      <text:p text:style-name="P4">With Estelle we made a routine named task_1.py (because the this was our task 1). This routine use the fortran routine nc2CountryAllocation. This routine diagnose the deposition for each every receptor. If you want some details we can speak about that later. So the task_1.py ask to the user some specification like the receptors as he wants and produce the deposition file like we can see here.</text:p>
      <text:p text:style-name="P4">So now we have two deposition files produced with two different way. One is made with the SR tables produced with the old version of the model and the other deposition file is produced with the latest version of the model.</text:p>
      <text:p text:style-name="P4">So we do the ratio between the two. And we have some scaled factors. If the scale factor is equal to 1 it means that for this receptor the table is up to date. But if the scale factor for a receptor is not equal to 1 it means that we have to multiply the line associate to this receptor by this scale factor.</text:p>
      <text:p text:style-name="P4">So this is what we do. For one year, we multiply the scale factor file by the old SR tab. We understand easily that the scale factor file have 1 column but the same number of line as the SR tables that we want to scale. </text:p>
      <text:p text:style-name="P4">And after all this work, the SR tables is scaled to the latest version of the model. </text:p>
      <text:p text:style-name="P4"/>
      <text:p text:style-name="P4"><text:bookmark text:name="docs-internal-guid-423625e6-7fff-55a2-ec56-9f05b82ca7eb"/><text:soft-page-break/>What tables does the routine use ?</text:p>
      <text:p text:style-name="P4">As you know there are two differents way to produce tables. You have the perturbation method and the local fraction method. But I m not going to speak about the difference in details so if you are interested we can speak about that after the presentation. </text:p>
      <text:p text:style-name="P4">So this was the big difficulty about our the internship here. You will understand why. </text:p>
      <text:p text:style-name="P4">Let’s start we the simple method. If you remember you have to calculate the TC. So for the contribution krister produced some tables for us. These tables are available between 1995 and 2020, include the emissions that were used in the model runs so we can use for the emission too. The only problem is today we can only produce these tables for reduced nitrogen. They are not available for oxidised nitrogen.  These tables have the same shape through the year. Why I say that ? because now we are going to speak about the perturbation method.</text:p>
      <text:p text:style-name="P4">For the emissions, the routine used the tables produced by Heiko. These tables are available between 1995 and 2020. But the fun fact is the shape varies depending the year. So I built a function to filter the tab and delete the sources which are not in every year that the user want. BUT, the fun fact too is the order of sources so the order of column changes through the year. So, I built a function to sort the tables in order to have the same tables through the year. </text:p>
      <text:p text:style-name="P4">For the contribution, we cannot use heiko’s tab so we use tables produced by Jurek. These tables cannot be used for the emissions because these kind of tables do not include the emissions that were used in the model runs. Furthermore these tables are available only between 1995 and 2014 so I added tables produced by Michael. So now you understand the principal problem that we had. All these tables haven’t the same shape and the same sources. So the routine need to be flexible and filter the sources and sort them. And the funny fact is that the Jurek’s tables are separate in two. One with Helcom receptors and another with ospar receptors. </text:p>
      <text:p text:style-name="P4"/>
      <text:p text:style-name="P4"/>
      <text:p text:style-name="P4"/>
      <text:p text:style-name="P4"><text:bookmark text:name="docs-internal-guid-4686103c-7fff-7eb2-3a75-5233226a9dc1"/>Our aim was to produce some plot in order to make a comparison between the local fraction method and the perturbation method.</text:p>
      <text:p text:style-name="P4">So we use my routine for the normalization and the scaling before to plot the data and after Estelle made the collection of the normalized data and the made the different plot.</text:p>
      <text:p text:style-name="P4"/>
      <text:p text:style-name="P4"/>
      <text:p text:style-name="P4"/>
      <text:p text:style-name="P4"><text:soft-page-break/></text:p>
      <text:p text:style-name="P2"><text:bookmark text:name="docs-internal-guid-eaa1a07e-7fff-9fb4-0ed1-e26b2395fa86"/>How we can optimize the normalization ? We have only 25 years so we can do the normalization with 25 years but can we do the normalization with less year in order to gain some calculous time. </text:p>
      <text:p text:style-name="P4">Before Michael did the normalization with only 6 years. But you probably know that enso have a period of 7 years and have a huge impact in our meteorology here with a lot connexion with the NAO by generating some Rossby waves toward Europe. </text:p>
      <text:p text:style-name="P4">We can have a quick look about the enso. </text:p>
      <text:p text:style-name="P4">"ENSO" refers to the El Niño/Southern Oscillation, the interaction between the atmosphere and ocean in the tropical Pacific that results in a somewhat periodic variation between below-normal and above-normal sea surface temperatures and dry and wet conditions over the course of a few years. While the tropical ocean affects the atmosphere above it, so too does the atmosphere influence the ocean below it. One layer of the Pacific Ocean that is influenced by ENSO is the thermocline. </text:p>
      <text:p text:style-name="P4">The interaction of the atmosphere and ocean is an essential part of El Niño and La Niña events (the term coupled system is often used to describe the mutual interaction between the ocean and atmosphere). During an El Niño, sea level pressure tends to be lower in the eastern Pacific and higher in the western Pacific while the opposite tends to occur during a La Niña. This see-saw in atmospheric pressure between the eastern and western tropical Pacific is called the Southern Oscillation, often abbreviated as simply the SO. </text:p>
      <text:p text:style-name="P4">During ENSO neutral conditions, surface trade winds blow westward across the equatorial Pacific Ocean. Blowing against the ocean’s surface, these winds result in a westward current</text:p>
      <text:p text:style-name="P1"/>
      <text:p text:style-name="P1"/>
      <text:p text:style-name="P2"><text:bookmark text:name="docs-internal-guid-9a9c1361-7fff-c8ba-381d-6d3802d73661"/>During El Niño conditions, the usually present east to west winds weaken and an anomalous west to east flow develops. The west to east flow drives warm equatorial waters from the western Pacific towards the eastern Pacific and northern South America. </text:p>
      <text:p text:style-name="P4">During La Nina conditions, the east to west flow present during neutral conditions is intensified. </text:p>
      <text:p text:style-name="P4">The position of the deep convection is really important because it generates different Rossby wave in nino or nina condition and affect our meteorology diffrently.</text:p>
      <text:p text:style-name="P4"/>
      <text:p text:style-name="P4"/>
      <text:p text:style-name="P4"/>
      <text:p text:style-name="P4"><text:bookmark text:name="docs-internal-guid-094a6d99-7fff-eedb-550f-180d97a9797b"/><text:soft-page-break/>SO the idea was this </text:p>
      <text:p text:style-name="P4">We will keep 6 years to normalize but select 3 years with the most powerful index: 1997,1998, 2005 and select the 3 years with the most powerful nina index: 2008,2010, 2011. </text:p>
      <text:p text:style-name="P4">And keep in mind that 2015 is not available due to lack of budget.</text:p>
      <text:p text:style-name="P4"/>
      <text:p text:style-name="P4"/>
      <text:p text:style-name="P4"><text:bookmark text:name="docs-internal-guid-9ca0b822-7fff-2b4b-2d08-9f63a6cf0aec"/>At the top, we can see all sources contribution in terms of reduced nitrogen for OR2 for 2019, in red you have the the plot for a normalization with all years available and in blue you have the normalization with the enso years at the left and at the right you have the same but in blue it’s the normalization made like michael with the 6 last years. The aim of these figure is to show some relevant clues in favor to do a normalization with ENSO years. The purple is when you have a superposition of the two year.  The plot shows similarities between the two normalization. We can see that there the gap between the two methods are smaller with the ENSO normalization than the last 6 years normalization. </text:p>
      <text:p text:style-name="P4">At the left bottom this is the ratio between minimum of Enso normalization contribution and the 25 year normalization contribution on the maximum of Enso normalization contribution and the 25 year normalization contribution. So when the ratio is equal to 1 it means that the two methods are equivalent and if the ratio tends to 0 it means that the method are relatively different. You can see better ratio for the plot with the ENSO years than for the classic normalization at the right. Furthermore the ratio tend to be equal to 1 it means that we can gain some time calculation and optimize the normalization with the ENSO years. </text:p>
      <text:p text:style-name="P4"/>
      <text:p text:style-name="P1"/>
      <text:p text:style-name="P1"/>
      <text:p text:style-name="P2"><text:bookmark text:name="docs-internal-guid-bc8e757d-7fff-4d47-cafb-e9117b129d6b"/>This is for oxidised nitrogen in 2019 for HE3. We can see the benefits to optimize the normalization with ENSO too. </text:p>
      <text:p text:style-name="P4">To conclude in all the plots for each receptors, we see these benefits. So if you want normalize you can use 1997, 1998, 2005, 2008, 2010, 2011. </text:p>
      <text:p text:style-name="P1"/>
      <text:p text:style-name="P1"/>
      <text:p text:style-name="P1"/>
      <text:p text:style-name="P1"/>
      <text:p text:style-name="P1"/>
      <text:p text:style-name="P1"/>
      <text:p text:style-name="P1"/>
      <text:p text:style-name="P1"/>
      <text:p text:style-name="P1"/>
      <text:p text:style-name="P1"/>
      <text:p text:style-name="P1"/>
      <text:p text:style-name="P2"><text:bookmark text:name="docs-internal-guid-bdcdd72e-7fff-7966-4355-ed6c8bedb0c2"/><text:soft-page-break/>These are contribution plots. On this slide, all plots are about contribution of France to HE5 receptor through the years. </text:p>
      <text:p text:style-name="P4">First you have the perturbation method without normalization. Secondly, you have the perturbation method with normalization.</text:p>
      <text:p text:style-name="P4">And you have the local fraction method without normalization. Finally, you have the perturbation method with a normalization. </text:p>
      <text:p text:style-name="P4">Furthermore, on the plots we can see a linear regression with two pvalue (the linear regression pvalue and the kendall test pvalue).</text:p>
      <text:p text:style-name="P4">Good news, all have the same scale.</text:p>
      <text:p text:style-name="P4">First, we can see a lot of difference between the two method before normalization. For the perturbation method a lot of point are between 2.5 and 3.0. We can see a lot of point between 2.0 and 2.75, it means this method tends to have lower values than the perturbation method. Furthermore, the peak is at the same year for the two method but for the perturbation method the peqk is about 4.0 and for the local fraction method the peak is about 3.25. But, the lowest point is the same year for the two method and have the same value.  According to the p-values, before normalization there aren’t significant trend.  </text:p>
      <text:p text:style-name="P4">After normalization,</text:p>
      <text:p text:style-name="P4">First, according to the p-value,  you have a significant trend between the two method. But, we can see that for the perturbation method the decrease is about 0.03 per year whereas the decrease for the local fraction method is about 0.01. For the perturbation method, the values are higher at the beginning and lower at the end of the period than for the local fraction method. We can see that before the normalization so this is not due to the normalization routine. </text:p>
      <text:p text:style-name="P4">In the two method we have a strange thing: You can see big decrease after 2010 and little increase just after. This gap is present much or less for each receptors. The two method reproduce this but the datas aren’t the same. As estelle said we don’t know the real cause of this gap pattern. </text:p>
      <text:p text:style-name="P1"/>
      <text:p text:style-name="P1"/>
      <text:p text:style-name="P2"><text:bookmark text:name="docs-internal-guid-93560a9e-7fff-aeea-927f-efb89eb47528"/>We know that there are a lot of German people here, so these are the same than the previous slide but the source is Germany and the receptor is OR2.</text:p>
      <text:p text:style-name="P4">Good news first the are relatively the same for the two method before and after the normalization. According to the previous slide, we can see that the values are lower for the local fraction method than for the perturbation method. The chronology is quite good especially for the highest peak and the lowest peak.</text:p>
      <text:p text:style-name="P4">For the two method, the trend seems to be an increase but if we look the different p-values, there are very high it means that we cannot trust these trends.</text:p>
      <text:p text:style-name="P4">After the normalization, the trends are relatively the same. We can see a decrease of 0.06 kt per year for the perturbation method and we can see the a decrease of <text:soft-page-break/>0.05 kt per year for the local fraction method. But the p-value of linear regression still very high so it means we must not prematurely conclude. The strange gap is present here. Slow decrease and increase. But for the two method this gap pattern hasn’t the same shape. </text:p>
      <text:p text:style-name="P4">Today we don’t know how to explain this.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07T10:42:57.646402266</meta:creation-date>
    <dc:date>2022-09-07T10:48:19.286243752</dc:date>
    <meta:editing-duration>PT5M22S</meta:editing-duration>
    <meta:editing-cycles>1</meta:editing-cycles>
    <meta:document-statistic meta:table-count="0" meta:image-count="0" meta:object-count="0" meta:page-count="7" meta:paragraph-count="73" meta:word-count="2548" meta:character-count="13985" meta:non-whitespace-character-count="11465"/>
    <meta:generator>LibreOffice/6.0.7.3$Linux_X86_64 LibreOffice_project/00m0$Build-3</meta:generator>
  </office:meta>
</office:document-meta>
</file>